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6933_markdup.bam</text:p>
          </table:table-cell>
          <table:table-cell office:value-type="float" office:value="5367.6" calcext:value-type="float">
            <text:p>5367.6</text:p>
          </table:table-cell>
          <table:table-cell office:value-type="float" office:value="5127.5" calcext:value-type="float">
            <text:p>5127.5</text:p>
          </table:table-cell>
          <table:table-cell office:value-type="float" office:value="5708.4" calcext:value-type="float">
            <text:p>5708.4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32_markdup.bam</text:p>
          </table:table-cell>
          <table:table-cell office:value-type="float" office:value="11247.4666666667" calcext:value-type="float">
            <text:p>11247.4666666667</text:p>
          </table:table-cell>
          <table:table-cell office:value-type="float" office:value="10466.7" calcext:value-type="float">
            <text:p>10466.7</text:p>
          </table:table-cell>
          <table:table-cell office:value-type="float" office:value="11755.4" calcext:value-type="float">
            <text:p>11755.4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RSQ([.C2:.C25];[.G2:.G25])" office:value-type="float" office:value="0.399938004949629" calcext:value-type="float">
            <text:p>0.3999380049496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35_markdup.bam</text:p>
          </table:table-cell>
          <table:table-cell office:value-type="float" office:value="6315.7" calcext:value-type="float">
            <text:p>6315.7</text:p>
          </table:table-cell>
          <table:table-cell office:value-type="float" office:value="6181.3" calcext:value-type="float">
            <text:p>6181.3</text:p>
          </table:table-cell>
          <table:table-cell office:value-type="float" office:value="6425.9" calcext:value-type="float">
            <text:p>6425.9</text:p>
          </table:table-cell>
          <table:table-cell office:value-type="string" calcext:value-type="string">
            <text:p>M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RSQ([.C26:.C49];[.G26:.G49])" office:value-type="float" office:value="0.0000468255019468885" calcext:value-type="float">
            <text:p>4.68255019468885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39_markdup.bam</text:p>
          </table:table-cell>
          <table:table-cell office:value-type="float" office:value="5500.33333333333" calcext:value-type="float">
            <text:p>5500.33333333333</text:p>
          </table:table-cell>
          <table:table-cell office:value-type="float" office:value="5479.4" calcext:value-type="float">
            <text:p>5479.4</text:p>
          </table:table-cell>
          <table:table-cell office:value-type="float" office:value="5520.4" calcext:value-type="float">
            <text:p>5520.4</text:p>
          </table:table-cell>
          <table:table-cell office:value-type="string" calcext:value-type="string">
            <text:p>M</text:p>
          </table:table-cell>
          <table:table-cell office:value-type="float" office:value="1954" calcext:value-type="float">
            <text:p>1954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40_markdup.bam</text:p>
          </table:table-cell>
          <table:table-cell office:value-type="float" office:value="6673.76666666667" calcext:value-type="float">
            <text:p>6673.76666666667</text:p>
          </table:table-cell>
          <table:table-cell office:value-type="float" office:value="6575.3" calcext:value-type="float">
            <text:p>6575.3</text:p>
          </table:table-cell>
          <table:table-cell office:value-type="float" office:value="6802.3" calcext:value-type="float">
            <text:p>6802.3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CORREL([.C2:.C25];[.G2:.G25])" office:value-type="float" office:value="0.632406518743782" calcext:value-type="float">
            <text:p>0.6324065187437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56_markdup.bam</text:p>
          </table:table-cell>
          <table:table-cell office:value-type="float" office:value="6964.73333333333" calcext:value-type="float">
            <text:p>6964.73333333333</text:p>
          </table:table-cell>
          <table:table-cell office:value-type="float" office:value="6916.1" calcext:value-type="float">
            <text:p>6916.1</text:p>
          </table:table-cell>
          <table:table-cell office:value-type="float" office:value="7037" calcext:value-type="float">
            <text:p>7037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/>
          <table:table-cell table:formula="of:=CORREL([.C26:.C49];[.G26:.G49])" office:value-type="float" office:value="0.00684291618733479" calcext:value-type="float">
            <text:p>0.0068429161873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57_markdup.bam</text:p>
          </table:table-cell>
          <table:table-cell office:value-type="float" office:value="6655.4" calcext:value-type="float">
            <text:p>6655.4</text:p>
          </table:table-cell>
          <table:table-cell office:value-type="float" office:value="6535.1" calcext:value-type="float">
            <text:p>6535.1</text:p>
          </table:table-cell>
          <table:table-cell office:value-type="float" office:value="6819.1" calcext:value-type="float">
            <text:p>6819.1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58_markdup.bam</text:p>
          </table:table-cell>
          <table:table-cell office:value-type="float" office:value="4920.2" calcext:value-type="float">
            <text:p>4920.2</text:p>
          </table:table-cell>
          <table:table-cell office:value-type="float" office:value="4710.5" calcext:value-type="float">
            <text:p>4710.5</text:p>
          </table:table-cell>
          <table:table-cell office:value-type="float" office:value="5094.9" calcext:value-type="float">
            <text:p>5094.9</text:p>
          </table:table-cell>
          <table:table-cell office:value-type="string" calcext:value-type="string">
            <text:p>M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59_markdup.bam</text:p>
          </table:table-cell>
          <table:table-cell office:value-type="float" office:value="5821.1" calcext:value-type="float">
            <text:p>5821.1</text:p>
          </table:table-cell>
          <table:table-cell office:value-type="float" office:value="5807.1" calcext:value-type="float">
            <text:p>5807.1</text:p>
          </table:table-cell>
          <table:table-cell office:value-type="float" office:value="5847.8" calcext:value-type="float">
            <text:p>5847.8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89_markdup.bam</text:p>
          </table:table-cell>
          <table:table-cell office:value-type="float" office:value="7846.46666666667" calcext:value-type="float">
            <text:p>7846.46666666667</text:p>
          </table:table-cell>
          <table:table-cell office:value-type="float" office:value="7805.3" calcext:value-type="float">
            <text:p>7805.3</text:p>
          </table:table-cell>
          <table:table-cell office:value-type="float" office:value="7900.8" calcext:value-type="float">
            <text:p>7900.8</text:p>
          </table:table-cell>
          <table:table-cell office:value-type="string" calcext:value-type="string">
            <text:p>F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91_markdup.bam</text:p>
          </table:table-cell>
          <table:table-cell office:value-type="float" office:value="6957.5" calcext:value-type="float">
            <text:p>6957.5</text:p>
          </table:table-cell>
          <table:table-cell office:value-type="float" office:value="6857.9" calcext:value-type="float">
            <text:p>6857.9</text:p>
          </table:table-cell>
          <table:table-cell office:value-type="float" office:value="7132.2" calcext:value-type="float">
            <text:p>7132.2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93_markdup.bam</text:p>
          </table:table-cell>
          <table:table-cell office:value-type="float" office:value="6663.46666666667" calcext:value-type="float">
            <text:p>6663.46666666667</text:p>
          </table:table-cell>
          <table:table-cell office:value-type="float" office:value="6463.2" calcext:value-type="float">
            <text:p>6463.2</text:p>
          </table:table-cell>
          <table:table-cell office:value-type="float" office:value="6792.1" calcext:value-type="float">
            <text:p>6792.1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01_markdup.bam</text:p>
          </table:table-cell>
          <table:table-cell office:value-type="float" office:value="6393.83333333333" calcext:value-type="float">
            <text:p>6393.83333333333</text:p>
          </table:table-cell>
          <table:table-cell office:value-type="float" office:value="6250" calcext:value-type="float">
            <text:p>6250</text:p>
          </table:table-cell>
          <table:table-cell office:value-type="float" office:value="6490.8" calcext:value-type="float">
            <text:p>6490.8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02_markdup.bam</text:p>
          </table:table-cell>
          <table:table-cell office:value-type="float" office:value="6675.96666666667" calcext:value-type="float">
            <text:p>6675.96666666667</text:p>
          </table:table-cell>
          <table:table-cell office:value-type="float" office:value="6576.7" calcext:value-type="float">
            <text:p>6576.7</text:p>
          </table:table-cell>
          <table:table-cell office:value-type="float" office:value="6777.9" calcext:value-type="float">
            <text:p>6777.9</text:p>
          </table:table-cell>
          <table:table-cell office:value-type="string" calcext:value-type="string">
            <text:p>M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09_markdup.bam</text:p>
          </table:table-cell>
          <table:table-cell office:value-type="float" office:value="7575.23333333333" calcext:value-type="float">
            <text:p>7575.23333333333</text:p>
          </table:table-cell>
          <table:table-cell office:value-type="float" office:value="7328" calcext:value-type="float">
            <text:p>7328</text:p>
          </table:table-cell>
          <table:table-cell office:value-type="float" office:value="7819" calcext:value-type="float">
            <text:p>7819</text:p>
          </table:table-cell>
          <table:table-cell office:value-type="string" calcext:value-type="string">
            <text:p>M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38_markdup.bam</text:p>
          </table:table-cell>
          <table:table-cell office:value-type="float" office:value="7688.66666666667" calcext:value-type="float">
            <text:p>7688.66666666667</text:p>
          </table:table-cell>
          <table:table-cell office:value-type="float" office:value="7593.2" calcext:value-type="float">
            <text:p>7593.2</text:p>
          </table:table-cell>
          <table:table-cell office:value-type="float" office:value="7853.8" calcext:value-type="float">
            <text:p>7853.8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39_markdup.bam</text:p>
          </table:table-cell>
          <table:table-cell office:value-type="float" office:value="9789.63333333333" calcext:value-type="float">
            <text:p>9789.63333333333</text:p>
          </table:table-cell>
          <table:table-cell office:value-type="float" office:value="9680.3" calcext:value-type="float">
            <text:p>9680.3</text:p>
          </table:table-cell>
          <table:table-cell office:value-type="float" office:value="9896.6" calcext:value-type="float">
            <text:p>9896.6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48_markdup.bam</text:p>
          </table:table-cell>
          <table:table-cell office:value-type="float" office:value="6390.36666666667" calcext:value-type="float">
            <text:p>6390.36666666667</text:p>
          </table:table-cell>
          <table:table-cell office:value-type="float" office:value="6265.9" calcext:value-type="float">
            <text:p>6265.9</text:p>
          </table:table-cell>
          <table:table-cell office:value-type="float" office:value="6472.6" calcext:value-type="float">
            <text:p>6472.6</text:p>
          </table:table-cell>
          <table:table-cell office:value-type="string" calcext:value-type="string">
            <text:p>F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62_markdup.bam</text:p>
          </table:table-cell>
          <table:table-cell office:value-type="float" office:value="5566" calcext:value-type="float">
            <text:p>5566</text:p>
          </table:table-cell>
          <table:table-cell office:value-type="float" office:value="5480" calcext:value-type="float">
            <text:p>5480</text:p>
          </table:table-cell>
          <table:table-cell office:value-type="float" office:value="5635.8" calcext:value-type="float">
            <text:p>5635.8</text:p>
          </table:table-cell>
          <table:table-cell office:value-type="string" calcext:value-type="string">
            <text:p>M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68_markdup.bam</text:p>
          </table:table-cell>
          <table:table-cell office:value-type="float" office:value="7564.46666666667" calcext:value-type="float">
            <text:p>7564.46666666667</text:p>
          </table:table-cell>
          <table:table-cell office:value-type="float" office:value="7376" calcext:value-type="float">
            <text:p>7376</text:p>
          </table:table-cell>
          <table:table-cell office:value-type="float" office:value="7818.7" calcext:value-type="float">
            <text:p>7818.7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3_markdup.bam</text:p>
          </table:table-cell>
          <table:table-cell office:value-type="float" office:value="5816.23333333333" calcext:value-type="float">
            <text:p>5816.23333333333</text:p>
          </table:table-cell>
          <table:table-cell office:value-type="float" office:value="5726.5" calcext:value-type="float">
            <text:p>5726.5</text:p>
          </table:table-cell>
          <table:table-cell office:value-type="float" office:value="5872.8" calcext:value-type="float">
            <text:p>5872.8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5_markdup.bam</text:p>
          </table:table-cell>
          <table:table-cell office:value-type="float" office:value="5146.3" calcext:value-type="float">
            <text:p>5146.3</text:p>
          </table:table-cell>
          <table:table-cell office:value-type="float" office:value="5090.3" calcext:value-type="float">
            <text:p>5090.3</text:p>
          </table:table-cell>
          <table:table-cell office:value-type="float" office:value="5200.5" calcext:value-type="float">
            <text:p>5200.5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13_markdup.bam</text:p>
          </table:table-cell>
          <table:table-cell office:value-type="float" office:value="5029.2" calcext:value-type="float">
            <text:p>5029.2</text:p>
          </table:table-cell>
          <table:table-cell office:value-type="float" office:value="4846.4" calcext:value-type="float">
            <text:p>4846.4</text:p>
          </table:table-cell>
          <table:table-cell office:value-type="float" office:value="5193.8" calcext:value-type="float">
            <text:p>5193.8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14_markdup.bam</text:p>
          </table:table-cell>
          <table:table-cell office:value-type="float" office:value="6268.93333333333" calcext:value-type="float">
            <text:p>6268.93333333333</text:p>
          </table:table-cell>
          <table:table-cell office:value-type="float" office:value="6226" calcext:value-type="float">
            <text:p>6226</text:p>
          </table:table-cell>
          <table:table-cell office:value-type="float" office:value="6352.6" calcext:value-type="float">
            <text:p>6352.6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6933_markdup.bam</text:p>
          </table:table-cell>
          <table:table-cell office:value-type="float" office:value="4735.73333333333" calcext:value-type="float">
            <text:p>4735.73333333333</text:p>
          </table:table-cell>
          <table:table-cell office:value-type="float" office:value="4544.9" calcext:value-type="float">
            <text:p>4544.9</text:p>
          </table:table-cell>
          <table:table-cell office:value-type="float" office:value="4869.9" calcext:value-type="float">
            <text:p>4869.9</text:p>
          </table:table-cell>
          <table:table-cell office:value-type="string" calcext:value-type="string">
            <text:p>F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32_markdup.bam</text:p>
          </table:table-cell>
          <table:table-cell office:value-type="float" office:value="22798.8" calcext:value-type="float">
            <text:p>22798.8</text:p>
          </table:table-cell>
          <table:table-cell office:value-type="float" office:value="21653.8" calcext:value-type="float">
            <text:p>21653.8</text:p>
          </table:table-cell>
          <table:table-cell office:value-type="float" office:value="24264" calcext:value-type="float">
            <text:p>24264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35_markdup.bam</text:p>
          </table:table-cell>
          <table:table-cell office:value-type="float" office:value="7080.23333333333" calcext:value-type="float">
            <text:p>7080.23333333333</text:p>
          </table:table-cell>
          <table:table-cell office:value-type="float" office:value="6651.3" calcext:value-type="float">
            <text:p>6651.3</text:p>
          </table:table-cell>
          <table:table-cell office:value-type="float" office:value="7326.9" calcext:value-type="float">
            <text:p>7326.9</text:p>
          </table:table-cell>
          <table:table-cell office:value-type="string" calcext:value-type="string">
            <text:p>M</text:p>
          </table:table-cell>
          <table:table-cell office:value-type="float" office:value="1986" calcext:value-type="float">
            <text:p>198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39_markdup.bam</text:p>
          </table:table-cell>
          <table:table-cell office:value-type="float" office:value="10230.1666666667" calcext:value-type="float">
            <text:p>10230.1666666667</text:p>
          </table:table-cell>
          <table:table-cell office:value-type="float" office:value="9959.8" calcext:value-type="float">
            <text:p>9959.8</text:p>
          </table:table-cell>
          <table:table-cell office:value-type="float" office:value="10371.2" calcext:value-type="float">
            <text:p>10371.2</text:p>
          </table:table-cell>
          <table:table-cell office:value-type="string" calcext:value-type="string">
            <text:p>M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40_markdup.bam</text:p>
          </table:table-cell>
          <table:table-cell office:value-type="float" office:value="9651.73333333333" calcext:value-type="float">
            <text:p>9651.73333333333</text:p>
          </table:table-cell>
          <table:table-cell office:value-type="float" office:value="9244.4" calcext:value-type="float">
            <text:p>9244.4</text:p>
          </table:table-cell>
          <table:table-cell office:value-type="float" office:value="10183.2" calcext:value-type="float">
            <text:p>10183.2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56_markdup.bam</text:p>
          </table:table-cell>
          <table:table-cell office:value-type="float" office:value="15246" calcext:value-type="float">
            <text:p>15246</text:p>
          </table:table-cell>
          <table:table-cell office:value-type="float" office:value="15151.9" calcext:value-type="float">
            <text:p>15151.9</text:p>
          </table:table-cell>
          <table:table-cell office:value-type="float" office:value="15386.6" calcext:value-type="float">
            <text:p>15386.6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57_markdup.bam</text:p>
          </table:table-cell>
          <table:table-cell office:value-type="float" office:value="7129.73333333333" calcext:value-type="float">
            <text:p>7129.73333333333</text:p>
          </table:table-cell>
          <table:table-cell office:value-type="float" office:value="6871.3" calcext:value-type="float">
            <text:p>6871.3</text:p>
          </table:table-cell>
          <table:table-cell office:value-type="float" office:value="7579.6" calcext:value-type="float">
            <text:p>7579.6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58_markdup.bam</text:p>
          </table:table-cell>
          <table:table-cell office:value-type="float" office:value="11181.3" calcext:value-type="float">
            <text:p>11181.3</text:p>
          </table:table-cell>
          <table:table-cell office:value-type="float" office:value="10793.6" calcext:value-type="float">
            <text:p>10793.6</text:p>
          </table:table-cell>
          <table:table-cell office:value-type="float" office:value="11855.7" calcext:value-type="float">
            <text:p>11855.7</text:p>
          </table:table-cell>
          <table:table-cell office:value-type="string" calcext:value-type="string">
            <text:p>M</text:p>
          </table:table-cell>
          <table:table-cell office:value-type="float" office:value="1943" calcext:value-type="float">
            <text:p>194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59_markdup.bam</text:p>
          </table:table-cell>
          <table:table-cell office:value-type="float" office:value="5309.33333333333" calcext:value-type="float">
            <text:p>5309.33333333333</text:p>
          </table:table-cell>
          <table:table-cell office:value-type="float" office:value="5021.9" calcext:value-type="float">
            <text:p>5021.9</text:p>
          </table:table-cell>
          <table:table-cell office:value-type="float" office:value="5530.9" calcext:value-type="float">
            <text:p>5530.9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89_markdup.bam</text:p>
          </table:table-cell>
          <table:table-cell office:value-type="float" office:value="20824.6" calcext:value-type="float">
            <text:p>20824.6</text:p>
          </table:table-cell>
          <table:table-cell office:value-type="float" office:value="20501.8" calcext:value-type="float">
            <text:p>20501.8</text:p>
          </table:table-cell>
          <table:table-cell office:value-type="float" office:value="21276.1" calcext:value-type="float">
            <text:p>21276.1</text:p>
          </table:table-cell>
          <table:table-cell office:value-type="string" calcext:value-type="string">
            <text:p>F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91_markdup.bam</text:p>
          </table:table-cell>
          <table:table-cell office:value-type="float" office:value="6973" calcext:value-type="float">
            <text:p>6973</text:p>
          </table:table-cell>
          <table:table-cell office:value-type="float" office:value="6561.4" calcext:value-type="float">
            <text:p>6561.4</text:p>
          </table:table-cell>
          <table:table-cell office:value-type="float" office:value="7462.8" calcext:value-type="float">
            <text:p>7462.8</text:p>
          </table:table-cell>
          <table:table-cell office:value-type="string" calcext:value-type="string">
            <text:p>F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93_markdup.bam</text:p>
          </table:table-cell>
          <table:table-cell office:value-type="float" office:value="23379.9333333333" calcext:value-type="float">
            <text:p>23379.9333333333</text:p>
          </table:table-cell>
          <table:table-cell office:value-type="float" office:value="22186.6" calcext:value-type="float">
            <text:p>22186.6</text:p>
          </table:table-cell>
          <table:table-cell office:value-type="float" office:value="24990" calcext:value-type="float">
            <text:p>24990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01_markdup.bam</text:p>
          </table:table-cell>
          <table:table-cell office:value-type="float" office:value="17763" calcext:value-type="float">
            <text:p>17763</text:p>
          </table:table-cell>
          <table:table-cell office:value-type="float" office:value="17050.9" calcext:value-type="float">
            <text:p>17050.9</text:p>
          </table:table-cell>
          <table:table-cell office:value-type="float" office:value="18456.3" calcext:value-type="float">
            <text:p>18456.3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02_markdup.bam</text:p>
          </table:table-cell>
          <table:table-cell office:value-type="float" office:value="10434.7" calcext:value-type="float">
            <text:p>10434.7</text:p>
          </table:table-cell>
          <table:table-cell office:value-type="float" office:value="9401.6" calcext:value-type="float">
            <text:p>9401.6</text:p>
          </table:table-cell>
          <table:table-cell office:value-type="float" office:value="12183.9" calcext:value-type="float">
            <text:p>12183.9</text:p>
          </table:table-cell>
          <table:table-cell office:value-type="string" calcext:value-type="string">
            <text:p>M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09_markdup.bam</text:p>
          </table:table-cell>
          <table:table-cell office:value-type="float" office:value="10158.0333333333" calcext:value-type="float">
            <text:p>10158.0333333333</text:p>
          </table:table-cell>
          <table:table-cell office:value-type="float" office:value="9919.6" calcext:value-type="float">
            <text:p>9919.6</text:p>
          </table:table-cell>
          <table:table-cell office:value-type="float" office:value="10474.4" calcext:value-type="float">
            <text:p>10474.4</text:p>
          </table:table-cell>
          <table:table-cell office:value-type="string" calcext:value-type="string">
            <text:p>M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38_markdup.bam</text:p>
          </table:table-cell>
          <table:table-cell office:value-type="float" office:value="8314.6" calcext:value-type="float">
            <text:p>8314.6</text:p>
          </table:table-cell>
          <table:table-cell office:value-type="float" office:value="8179.9" calcext:value-type="float">
            <text:p>8179.9</text:p>
          </table:table-cell>
          <table:table-cell office:value-type="float" office:value="8444.6" calcext:value-type="float">
            <text:p>8444.6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39_markdup.bam</text:p>
          </table:table-cell>
          <table:table-cell office:value-type="float" office:value="15918.2333333333" calcext:value-type="float">
            <text:p>15918.2333333333</text:p>
          </table:table-cell>
          <table:table-cell office:value-type="float" office:value="14101.9" calcext:value-type="float">
            <text:p>14101.9</text:p>
          </table:table-cell>
          <table:table-cell office:value-type="float" office:value="19114.3" calcext:value-type="float">
            <text:p>19114.3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48_markdup.bam</text:p>
          </table:table-cell>
          <table:table-cell office:value-type="float" office:value="11601.5" calcext:value-type="float">
            <text:p>11601.5</text:p>
          </table:table-cell>
          <table:table-cell office:value-type="float" office:value="9776.3" calcext:value-type="float">
            <text:p>9776.3</text:p>
          </table:table-cell>
          <table:table-cell office:value-type="float" office:value="15200.9" calcext:value-type="float">
            <text:p>15200.9</text:p>
          </table:table-cell>
          <table:table-cell office:value-type="string" calcext:value-type="string">
            <text:p>F</text:p>
          </table:table-cell>
          <table:table-cell office:value-type="float" office:value="1954" calcext:value-type="float">
            <text:p>195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62_markdup.bam</text:p>
          </table:table-cell>
          <table:table-cell office:value-type="float" office:value="14429" calcext:value-type="float">
            <text:p>14429</text:p>
          </table:table-cell>
          <table:table-cell office:value-type="float" office:value="14267" calcext:value-type="float">
            <text:p>14267</text:p>
          </table:table-cell>
          <table:table-cell office:value-type="float" office:value="14731.5" calcext:value-type="float">
            <text:p>14731.5</text:p>
          </table:table-cell>
          <table:table-cell office:value-type="string" calcext:value-type="string">
            <text:p>M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68_markdup.bam</text:p>
          </table:table-cell>
          <table:table-cell office:value-type="float" office:value="12374.5" calcext:value-type="float">
            <text:p>12374.5</text:p>
          </table:table-cell>
          <table:table-cell office:value-type="float" office:value="12179.3" calcext:value-type="float">
            <text:p>12179.3</text:p>
          </table:table-cell>
          <table:table-cell office:value-type="float" office:value="12618.7" calcext:value-type="float">
            <text:p>12618.7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3_markdup.bam</text:p>
          </table:table-cell>
          <table:table-cell office:value-type="float" office:value="6276.56666666667" calcext:value-type="float">
            <text:p>6276.56666666667</text:p>
          </table:table-cell>
          <table:table-cell office:value-type="float" office:value="6032.3" calcext:value-type="float">
            <text:p>6032.3</text:p>
          </table:table-cell>
          <table:table-cell office:value-type="float" office:value="6555.9" calcext:value-type="float">
            <text:p>6555.9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5_markdup.bam</text:p>
          </table:table-cell>
          <table:table-cell office:value-type="float" office:value="5640.56666666667" calcext:value-type="float">
            <text:p>5640.56666666667</text:p>
          </table:table-cell>
          <table:table-cell office:value-type="float" office:value="5551.5" calcext:value-type="float">
            <text:p>5551.5</text:p>
          </table:table-cell>
          <table:table-cell office:value-type="float" office:value="5787.3" calcext:value-type="float">
            <text:p>5787.3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13_markdup.bam</text:p>
          </table:table-cell>
          <table:table-cell office:value-type="float" office:value="15926.0666666667" calcext:value-type="float">
            <text:p>15926.0666666667</text:p>
          </table:table-cell>
          <table:table-cell office:value-type="float" office:value="15432" calcext:value-type="float">
            <text:p>15432</text:p>
          </table:table-cell>
          <table:table-cell office:value-type="float" office:value="16801.5" calcext:value-type="float">
            <text:p>16801.5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14_markdup.bam</text:p>
          </table:table-cell>
          <table:table-cell office:value-type="float" office:value="13293.5333333333" calcext:value-type="float">
            <text:p>13293.5333333333</text:p>
          </table:table-cell>
          <table:table-cell office:value-type="float" office:value="11492.3" calcext:value-type="float">
            <text:p>11492.3</text:p>
          </table:table-cell>
          <table:table-cell office:value-type="float" office:value="16857.1" calcext:value-type="float">
            <text:p>16857.1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04:19.780170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1:52:24.846746449</dc:date>
    <meta:editing-duration>PT1H30M31S</meta:editing-duration>
    <meta:editing-cycles>2</meta:editing-cycles>
    <meta:generator>LibreOffice/6.4.7.2$Linux_X86_64 LibreOffice_project/40$Build-2</meta:generator>
    <meta:document-statistic meta:table-count="1" meta:cell-count="349" meta:object-count="0"/>
  </office:meta>
</office:document-meta>
</file>